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2" style:family="paragraph" style:parent-style-name="Standard">
      <style:text-properties style:text-position="0% 100%" style:font-name="Liberation Serif" officeooo:rsid="001c05a7" officeooo:paragraph-rsid="001c05a7"/>
    </style:style>
    <style:style style:name="P13" style:family="paragraph" style:parent-style-name="Standard">
      <style:text-properties style:text-position="0% 100%" style:font-name="Liberation Serif" officeooo:rsid="002cf326" officeooo:paragraph-rsid="002cf326"/>
    </style:style>
    <style:style style:name="P14" style:family="paragraph" style:parent-style-name="Standard">
      <style:text-properties officeooo:rsid="00165f8e" officeooo:paragraph-rsid="00165f8e"/>
    </style:style>
    <style:style style:name="P15" style:family="paragraph" style:parent-style-name="Standard">
      <style:text-properties officeooo:rsid="00180fa4" officeooo:paragraph-rsid="00180fa4"/>
    </style:style>
    <style:style style:name="P16" style:family="paragraph" style:parent-style-name="Standard">
      <style:text-properties style:font-name="Liberation Serif" officeooo:rsid="001c05a7" officeooo:paragraph-rsid="00116aaf"/>
    </style:style>
    <style:style style:name="P17" style:family="paragraph" style:parent-style-name="Text_20_body">
      <style:text-properties officeooo:rsid="001f2238" officeooo:paragraph-rsid="001f2238"/>
    </style:style>
    <style:style style:name="P18" style:family="paragraph" style:parent-style-name="Text_20_body">
      <style:text-properties officeooo:rsid="00225551" officeooo:paragraph-rsid="00225551"/>
    </style:style>
    <style:style style:name="P19" style:family="paragraph" style:parent-style-name="Text_20_body">
      <style:text-properties officeooo:rsid="00240e79" officeooo:paragraph-rsid="00240e79"/>
    </style:style>
    <style:style style:name="P20" style:family="paragraph" style:parent-style-name="Text_20_body">
      <style:text-properties officeooo:rsid="0026a722" officeooo:paragraph-rsid="0026a722"/>
    </style:style>
    <style:style style:name="P21" style:family="paragraph" style:parent-style-name="Text_20_body">
      <style:text-properties officeooo:rsid="002be0a6" officeooo:paragraph-rsid="002be0a6"/>
    </style:style>
    <style:style style:name="P22" style:family="paragraph" style:parent-style-name="Text_20_body">
      <style:text-properties officeooo:rsid="002f479d" officeooo:paragraph-rsid="002f479d"/>
    </style:style>
    <style:style style:name="P23" style:family="paragraph" style:parent-style-name="Text_20_body">
      <style:text-properties officeooo:rsid="003129c1" officeooo:paragraph-rsid="003129c1"/>
    </style:style>
    <style:style style:name="P24" style:family="paragraph" style:parent-style-name="Text_20_body">
      <style:text-properties officeooo:rsid="003315ea" officeooo:paragraph-rsid="003315ea"/>
    </style:style>
    <style:style style:name="P25" style:family="paragraph" style:parent-style-name="Preformatted_20_Text">
      <style:text-properties officeooo:paragraph-rsid="00371499"/>
    </style:style>
    <style:style style:name="P26" style:family="paragraph" style:parent-style-name="Text_20_body">
      <style:text-properties style:text-position="super 58%" style:font-name="Liberation Serif1" officeooo:rsid="003315ea" officeooo:paragraph-rsid="003315ea"/>
    </style:style>
    <style:style style:name="P27" style:family="paragraph" style:parent-style-name="Text_20_body">
      <style:text-properties officeooo:rsid="003129c1" officeooo:paragraph-rsid="003129c1"/>
    </style:style>
    <style:style style:name="P28" style:family="paragraph" style:parent-style-name="Text_20_body">
      <style:text-properties officeooo:rsid="00371499" officeooo:paragraph-rsid="0037149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1369f2"/>
    </style:style>
    <style:style style:name="T9" style:family="text">
      <style:text-properties style:text-position="0% 100%" style:font-name="Liberation Serif" fo:font-style="italic" style:font-style-asian="italic" style:font-style-complex="italic"/>
    </style:style>
    <style:style style:name="T10" style:family="text">
      <style:text-properties style:text-position="0% 100%" style:font-name="Liberation Serif" fo:font-style="normal" style:font-style-asian="normal" style:font-style-complex="normal"/>
    </style:style>
    <style:style style:name="T11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2" style:family="text">
      <style:text-properties style:text-position="0% 100%" style:font-name="Liberation Serif" officeooo:rsid="00165f8e"/>
    </style:style>
    <style:style style:name="T13" style:family="text">
      <style:text-properties style:text-position="0% 100%" style:font-name="Liberation Serif" officeooo:rsid="002cf326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super 58%" style:font-name="Liberation Serif"/>
    </style:style>
    <style:style style:name="T16" style:family="text">
      <style:text-properties style:text-position="super 58%" style:font-name="Liberation Serif" fo:font-style="normal" style:font-style-asian="normal" style:font-style-complex="normal"/>
    </style:style>
    <style:style style:name="T17" style:family="text">
      <style:text-properties style:text-position="super 58%" style:font-name="Liberation Serif" officeooo:rsid="00189837"/>
    </style:style>
    <style:style style:name="T18" style:family="text">
      <style:text-properties style:text-position="super 58%" style:font-name="Liberation Serif1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240e79"/>
    </style:style>
    <style:style style:name="T21" style:family="text">
      <style:text-properties officeooo:rsid="0036af3a"/>
    </style:style>
    <style:style style:name="T22" style:family="text">
      <style:text-properties officeooo:rsid="00371499"/>
    </style:style>
    <style:style style:name="T23" style:family="text">
      <style:text-properties fo:font-style="italic" officeooo:rsid="00385eaa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2"><text:span text:style-name="T1">Sun true geometric longitude, mean equinox of date, Θ = L</text:span><text:span text:style-name="T6">0</text:span><text:span text:style-name="T7"> + C. </text:span><text:span text:style-name="T13">True anomaly</text:span><draw:frame draw:style-name="fr1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That is the equation of the centre – might be better to use chapter 29 page 195 <draw:frame draw:style-name="fr1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3">So <draw:frame draw:style-name="fr1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7">For apparent longitude λ referred to true equinox of date, need nutation and abe</text:span><text:span text:style-name="T8">r</text:span><text:span text:style-name="T7">ration.</text:span></text:p>
      <text:p text:style-name="P5"/>
      <text:p text:style-name="P5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1">(includes aberration 20”.49552 and nutation)</text:span></text:p>
      <text:p text:style-name="P5"/>
      <text:p text:style-name="Horizontal_20_Line"/>
      <text:p text:style-name="P3"><text:span text:style-name="T12">Chapter 21 page 135 – m</text:span><text:span text:style-name="T7">ean obliquity of the ecliptic -</text:span></text:p>
      <text:p text:style-name="P6"/>
      <text:p text:style-name="P3"><text:span text:style-name="T7">ε = 23° 26’ 21”.448 – 46”.8150 T – 0”.000 59 T</text:span><text:span text:style-name="T15">2</text:span><text:span text:style-name="T7"> + 0”.001 813 T</text:span><text:span text:style-name="T15">3</text:span></text:p>
      <text:p text:style-name="P7"/>
      <text:p text:style-name="P4"><text:span text:style-name="T2">S</text:span><text:span text:style-name="T1">un RA and DEC, add</text:span><text:span text:style-name="T1"><draw:frame draw:style-name="fr1" draw:name="Object10" text:anchor-type="as-char" svg:width="2.752cm" svg:height="0.527cm" draw:z-index="27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7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7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, </text:span><text:span text:style-name="T7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4"><text:span text:style-name="T7">Chapter 11 page 83 – mean sidereal time at Greenwich at 0</text:span><text:span text:style-name="T15">h</text:span><text:span text:style-name="T7"> UT is – </text:span></text:p>
      <text:p text:style-name="P8"/>
      <text:p text:style-name="P8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4"><text:span text:style-name="T7">or, for </text:span><text:span text:style-name="T9">any</text:span><text:span text:style-name="T10"> instant (not just 0</text:span><text:span text:style-name="T16">h </text:span><text:span text:style-name="T10">UT) –</text:span></text:p>
      <text:p text:style-name="P9"/>
      <text:p text:style-name="P9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0">Correction for equation of the equinoxes –</text:p>
      <text:p text:style-name="P10"/>
      <text:p text:style-name="P15"><text:soft-page-break/><text:span text:style-name="T10"><draw:frame draw:style-name="fr1" draw:name="Object15" text:anchor-type="as-char" svg:width="1.808cm" svg:height="1.012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where (chapter 21 page 132) </text:span><text:span text:style-name="T11">Δψ = -17”.20 sin Ω</text:span><text:span text:style-name="T10"> </text:span></text:p>
      <text:p text:style-name="P9"/>
      <text:p text:style-name="Horizontal_20_Line"/>
      <text:p text:style-name="P11">Chapter 14 page 98 – rising and setting</text:p>
      <text:p text:style-name="P11"/>
      <text:p text:style-name="P11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p text:style-name="Horizontal_20_Line"/>
      <text:p text:style-name="P17">Transferring time scales</text:p>
      <text:p text:style-name="P17"><draw:frame draw:style-name="fr1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18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8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8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9">e.g. JD = 2452000.0, T = 0.01245722108145106091, <text:span text:style-name="T1">τ</text:span><text:span text:style-name="T19"> = </text:span>986039939.37714</text:p>
      <text:p text:style-name="P20">When <text:span text:style-name="T5">τ</text:span><text:span text:style-name="T20"> </text:span>= 0, T = -0.29999998574036025775</text:p>
      <text:p text:style-name="P19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9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9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1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1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2">After some fitting, I get</text:p>
      <text:p text:style-name="P22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2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2"><text:soft-page-break/>Max error in <text:span text:style-name="T1">λ</text:span><text:span text:style-name="T19"> is less than 0.011 degree.</text:span></text:p>
      <text:p text:style-name="Horizontal_20_Line"/>
      <text:p text:style-name="P23">Nutation – top terms (arcseconds)</text:p>
      <text:p text:style-name="P23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3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4">Gonna use just the first term!</text:p>
      <text:p text:style-name="P24"><text:span text:style-name="T1">Ω</text:span><text:span text:style-name="T19"> = 125</text:span><text:span text:style-name="T1">°</text:span><text:span text:style-name="T19"> 02’ 40”.280 – (5</text:span><text:span text:style-name="T18">r</text:span><text:span text:style-name="T14"> + 134</text:span><text:span text:style-name="T7">°</text:span><text:span text:style-name="T14"> 08’ 10”.539)T + 7”.455T</text:span><text:span text:style-name="T18">2</text:span><text:span text:style-name="T14"> + 0”.008T</text:span><text:span text:style-name="T18">3</text:span></text:p>
      <text:p text:style-name="P26"><draw:frame draw:style-name="fr1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4"><text:span text:style-name="T14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4"><text:s/>(in the TDB timescale)</text:span></text:p>
      <text:p text:style-name="Horizontal_20_Line"/>
      <text:p text:style-name="P23"><draw:frame draw:style-name="fr1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28">Putting it all together <text:span text:style-name="T23">(needs to be checked and tested!)</text:span></text:p>
      <text:p text:style-name="Preformatted_20_Text">#include &lt;math.h&gt;</text:p>
      <text:p text:style-name="Preformatted_20_Text"/>
      <text:p text:style-name="Preformatted_20_Text">void getSunRaDec(<text:span text:style-name="T22">double</text:span> sec, double *ra, double *dec) {</text:p>
      <text:p text:style-name="P25"><text:s text:c="2"/>double l = mod(sec/5022440.501755778+4.890800412250441,2*M_PI);</text:p>
      <text:p text:style-name="P25"><text:s text:c="2"/>// <text:span text:style-name="T22">^^ </text:span>Incl<text:span text:style-name="T22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;</text:p>
      <text:p text:style-name="Preformatted_20_Text"><text:s text:c="2"/>*ra=atan2(cos(e)*sin(lam),cos(lam));</text:p>
      <text:p text:style-name="Preformatted_20_Text"><text:s text:c="2"/>*dec=asin(sin(e)*sin(lam))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04:06:50.538000000</dc:date>
    <meta:editing-duration>PT1H50M9S</meta:editing-duration>
    <meta:editing-cycles>29</meta:editing-cycles>
    <meta:generator>LibreOffice/7.3.4.2$Windows_X86_64 LibreOffice_project/728fec16bd5f605073805c3c9e7c4212a0120dc5</meta:generator>
    <meta:document-statistic meta:table-count="0" meta:image-count="0" meta:object-count="38" meta:page-count="3" meta:paragraph-count="66" meta:word-count="262" meta:character-count="1728" meta:non-whitespace-character-count="1466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